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New Accounts">
        <table:table-column/>
        <table:table-column/>
        <table:table-row>
          <table:table-cell office:value-type="string">
            <text:p>account_path</text:p>
          </table:table-cell>
          <table:table-cell office:value-type="string">
            <text:p>description</text:p>
          </table:table-cell>
        </table:table-row>
        <table:table-row>
          <table:table-cell office:value-type="string">
            <text:p>Expenses|groceries|heb|online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online_shop|Amazon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online_service|entertainment|streaming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misc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basic|inter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basic|phone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online_service|entertainment|books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online_service|hosting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9-27T15:05:50.234446</meta:creation-date>
    <dc:date>2025-09-27T15:05:50.235538</dc:date>
    <meta:generator>http://pypi.python.org/pypi/ezodf/0.1.0$Python3.12.3 (main, Aug 14 2025, 17:47:21) [GCC 13.3.0]</meta:generator>
    <meta:document-statistic/>
    <meta:editing-cycles>1</meta:editing-cycles>
  </office:meta>
</office:document-meta>
</file>